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10.97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6.07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a3238e"/>
    </style:style>
    <style:style style:name="ce3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res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09987337" calcext:value-type="float">
            <text:p>0,09987337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07518418" calcext:value-type="float">
            <text:p>0,07518418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08570236" calcext:value-type="float">
            <text:p>0,08570236</text:p>
          </table:table-cell>
          <table:table-cell/>
          <table:table-cell table:formula="of:=[.E1]+[.J1]+[.O1]" office:value-type="float" office:value="0.26075991" calcext:value-type="float">
            <text:p>0,260759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0355729" calcext:value-type="float">
            <text:p>0,10355729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07938808" calcext:value-type="float">
            <text:p>0,07938808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0879921" calcext:value-type="float">
            <text:p>0,0879921</text:p>
          </table:table-cell>
          <table:table-cell/>
          <table:table-cell table:formula="of:=[.E2]+[.J2]+[.O2]" office:value-type="float" office:value="0.27093747" calcext:value-type="float">
            <text:p>0,270937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0422483" calcext:value-type="float">
            <text:p>0,10422483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08157345" calcext:value-type="float">
            <text:p>0,08157345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09271336" calcext:value-type="float">
            <text:p>0,09271336</text:p>
          </table:table-cell>
          <table:table-cell/>
          <table:table-cell table:formula="of:=[.E3]+[.J3]+[.O3]" office:value-type="float" office:value="0.27851164" calcext:value-type="float">
            <text:p>0,278511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09519081" calcext:value-type="float">
            <text:p>0,09519081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07026374" calcext:value-type="float">
            <text:p>0,07026374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08428211" calcext:value-type="float">
            <text:p>0,08428211</text:p>
          </table:table-cell>
          <table:table-cell/>
          <table:table-cell table:formula="of:=[.E4]+[.J4]+[.O4]" office:value-type="float" office:value="0.24973666" calcext:value-type="float">
            <text:p>0,249736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0713743" calcext:value-type="float">
            <text:p>0,10713743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0788912" calcext:value-type="float">
            <text:p>0,0788912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09308139" calcext:value-type="float">
            <text:p>0,09308139</text:p>
          </table:table-cell>
          <table:table-cell/>
          <table:table-cell table:formula="of:=[.E5]+[.J5]+[.O5]" office:value-type="float" office:value="0.27911002" calcext:value-type="float">
            <text:p>0,27911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0881722" calcext:value-type="float">
            <text:p>0,10881722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08006476" calcext:value-type="float">
            <text:p>0,08006476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09308025" calcext:value-type="float">
            <text:p>0,09308025</text:p>
          </table:table-cell>
          <table:table-cell/>
          <table:table-cell table:formula="of:=[.E6]+[.J6]+[.O6]" office:value-type="float" office:value="0.28196223" calcext:value-type="float">
            <text:p>0,281962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08196032" calcext:value-type="float">
            <text:p>0,08196032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06414874" calcext:value-type="float">
            <text:p>0,06414874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07790463" calcext:value-type="float">
            <text:p>0,07790463</text:p>
          </table:table-cell>
          <table:table-cell/>
          <table:table-cell table:formula="of:=[.E7]+[.J7]+[.O7]" office:value-type="float" office:value="0.22401369" calcext:value-type="float">
            <text:p>0,224013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022362" calcext:value-type="float">
            <text:p>0,1022362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08015484" calcext:value-type="float">
            <text:p>0,08015484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09162352" calcext:value-type="float">
            <text:p>0,09162352</text:p>
          </table:table-cell>
          <table:table-cell/>
          <table:table-cell table:formula="of:=[.E8]+[.J8]+[.O8]" office:value-type="float" office:value="0.27401456" calcext:value-type="float">
            <text:p>0,274014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0136686" calcext:value-type="float">
            <text:p>0,10136686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08125868" calcext:value-type="float">
            <text:p>0,08125868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09560989" calcext:value-type="float">
            <text:p>0,09560989</text:p>
          </table:table-cell>
          <table:table-cell/>
          <table:table-cell table:formula="of:=[.E9]+[.J9]+[.O9]" office:value-type="float" office:value="0.27823543" calcext:value-type="float">
            <text:p>0,278235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6311218" calcext:value-type="float">
            <text:p>0,06311218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2830514" calcext:value-type="float">
            <text:p>0,02830514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5134908" calcext:value-type="float">
            <text:p>0,05134908</text:p>
          </table:table-cell>
          <table:table-cell/>
          <table:table-cell table:formula="of:=[.E10]+[.J10]+[.O10]" office:value-type="float" office:value="0.1427664" calcext:value-type="float">
            <text:p>0,14276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0008265" calcext:value-type="float">
            <text:p>0,10008265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08188353" calcext:value-type="float">
            <text:p>0,08188353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0913319" calcext:value-type="float">
            <text:p>0,0913319</text:p>
          </table:table-cell>
          <table:table-cell/>
          <table:table-cell table:formula="of:=[.E11]+[.J11]+[.O11]" office:value-type="float" office:value="0.27329808" calcext:value-type="float">
            <text:p>0,273298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0321059" calcext:value-type="float">
            <text:p>0,10321059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07982083" calcext:value-type="float">
            <text:p>0,07982083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09618129" calcext:value-type="float">
            <text:p>0,09618129</text:p>
          </table:table-cell>
          <table:table-cell/>
          <table:table-cell table:formula="of:=[.E12]+[.J12]+[.O12]" office:value-type="float" office:value="0.27921271" calcext:value-type="float">
            <text:p>0,279212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099945" calcext:value-type="float">
            <text:p>0,099945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09422825" calcext:value-type="float">
            <text:p>0,09422825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0961582" calcext:value-type="float">
            <text:p>0,0961582</text:p>
          </table:table-cell>
          <table:table-cell/>
          <table:table-cell table:formula="of:=[.E13]+[.J13]+[.O13]" office:value-type="float" office:value="0.29033145" calcext:value-type="float">
            <text:p>0,290331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09655338" calcext:value-type="float">
            <text:p>0,09655338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09393238" calcext:value-type="float">
            <text:p>0,09393238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09846246" calcext:value-type="float">
            <text:p>0,09846246</text:p>
          </table:table-cell>
          <table:table-cell/>
          <table:table-cell table:formula="of:=[.E14]+[.J14]+[.O14]" office:value-type="float" office:value="0.28894822" calcext:value-type="float">
            <text:p>0,288948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09700924" calcext:value-type="float">
            <text:p>0,09700924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0890466" calcext:value-type="float">
            <text:p>0,0890466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09848583" calcext:value-type="float">
            <text:p>0,09848583</text:p>
          </table:table-cell>
          <table:table-cell/>
          <table:table-cell table:formula="of:=[.E15]+[.J15]+[.O15]" office:value-type="float" office:value="0.28454167" calcext:value-type="float">
            <text:p>0,28454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0243282" calcext:value-type="float">
            <text:p>0,10243282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0900035" calcext:value-type="float">
            <text:p>0,0900035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09396728" calcext:value-type="float">
            <text:p>0,09396728</text:p>
          </table:table-cell>
          <table:table-cell/>
          <table:table-cell table:formula="of:=[.E16]+[.J16]+[.O16]" office:value-type="float" office:value="0.2864036" calcext:value-type="float">
            <text:p>0,28640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0104155" calcext:value-type="float">
            <text:p>0,10104155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09080457" calcext:value-type="float">
            <text:p>0,09080457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09718832" calcext:value-type="float">
            <text:p>0,09718832</text:p>
          </table:table-cell>
          <table:table-cell/>
          <table:table-cell table:formula="of:=[.E17]+[.J17]+[.O17]" office:value-type="float" office:value="0.28903444" calcext:value-type="float">
            <text:p>0,289034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0586937" calcext:value-type="float">
            <text:p>0,10586937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09105957" calcext:value-type="float">
            <text:p>0,09105957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09731091" calcext:value-type="float">
            <text:p>0,09731091</text:p>
          </table:table-cell>
          <table:table-cell/>
          <table:table-cell table:formula="of:=[.E18]+[.J18]+[.O18]" office:value-type="float" office:value="0.29423985" calcext:value-type="float">
            <text:p>0,294239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09735253" calcext:value-type="float">
            <text:p>0,09735253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0898855" calcext:value-type="float">
            <text:p>0,0898855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0938094" calcext:value-type="float">
            <text:p>0,0938094</text:p>
          </table:table-cell>
          <table:table-cell/>
          <table:table-cell table:formula="of:=[.E19]+[.J19]+[.O19]" office:value-type="float" office:value="0.28104743" calcext:value-type="float">
            <text:p>0,28104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0974676" calcext:value-type="float">
            <text:p>0,0974676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0847728" calcext:value-type="float">
            <text:p>0,0847728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09385203" calcext:value-type="float">
            <text:p>0,09385203</text:p>
          </table:table-cell>
          <table:table-cell/>
          <table:table-cell table:formula="of:=[.E20]+[.J20]+[.O20]" office:value-type="float" office:value="0.27609243" calcext:value-type="float">
            <text:p>0,276092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09874757" calcext:value-type="float">
            <text:p>0,09874757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08228486" calcext:value-type="float">
            <text:p>0,08228486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09663002" calcext:value-type="float">
            <text:p>0,09663002</text:p>
          </table:table-cell>
          <table:table-cell/>
          <table:table-cell table:formula="of:=[.E21]+[.J21]+[.O21]" office:value-type="float" office:value="0.27766245" calcext:value-type="float">
            <text:p>0,277662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950038" calcext:value-type="float">
            <text:p>0,0950038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879188" calcext:value-type="float">
            <text:p>0,0879188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9483699" calcext:value-type="float">
            <text:p>0,09483699</text:p>
          </table:table-cell>
          <table:table-cell/>
          <table:table-cell table:formula="of:=[.E22]+[.J22]+[.O22]" office:value-type="float" office:value="0.27775959" calcext:value-type="float">
            <text:p>0,277759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09847548" calcext:value-type="float">
            <text:p>0,09847548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08575523" calcext:value-type="float">
            <text:p>0,08575523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0939085" calcext:value-type="float">
            <text:p>0,0939085</text:p>
          </table:table-cell>
          <table:table-cell/>
          <table:table-cell table:formula="of:=[.E23]+[.J23]+[.O23]" office:value-type="float" office:value="0.27813921" calcext:value-type="float">
            <text:p>0,278139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09863306" calcext:value-type="float">
            <text:p>0,09863306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08873671" calcext:value-type="float">
            <text:p>0,08873671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09620419" calcext:value-type="float">
            <text:p>0,09620419</text:p>
          </table:table-cell>
          <table:table-cell/>
          <table:table-cell table:formula="of:=[.E24]+[.J24]+[.O24]" office:value-type="float" office:value="0.28357396" calcext:value-type="float">
            <text:p>0,283573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09989203" calcext:value-type="float">
            <text:p>0,0998920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09938773" calcext:value-type="float">
            <text:p>0,0993877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003337" calcext:value-type="float">
            <text:p>0,1003337</text:p>
          </table:table-cell>
          <table:table-cell/>
          <table:table-cell table:formula="of:=[.E25]+[.J25]+[.O25]" office:value-type="float" office:value="0.29961346" calcext:value-type="float">
            <text:p>0,299613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09828803" calcext:value-type="float">
            <text:p>0,0982880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09784938" calcext:value-type="float">
            <text:p>0,09784938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003337" calcext:value-type="float">
            <text:p>0,1003337</text:p>
          </table:table-cell>
          <table:table-cell/>
          <table:table-cell table:formula="of:=[.E26]+[.J26]+[.O26]" office:value-type="float" office:value="0.29647111" calcext:value-type="float">
            <text:p>0,29647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09741301" calcext:value-type="float">
            <text:p>0,0974130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0995097" calcext:value-type="float">
            <text:p>0,0995097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003337" calcext:value-type="float">
            <text:p>0,1003337</text:p>
          </table:table-cell>
          <table:table-cell/>
          <table:table-cell table:formula="of:=[.E27]+[.J27]+[.O27]" office:value-type="float" office:value="0.29725641" calcext:value-type="float">
            <text:p>0,297256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0013167" calcext:value-type="float">
            <text:p>0,10013167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09925555" calcext:value-type="float">
            <text:p>0,0992555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0084115" calcext:value-type="float">
            <text:p>0,10084115</text:p>
          </table:table-cell>
          <table:table-cell/>
          <table:table-cell table:style-name="ce3" table:formula="of:=[.E28]+[.J28]+[.O28]" office:value-type="float" office:value="0.30022837" calcext:value-type="float">
            <text:p>0,300228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09878076" calcext:value-type="float">
            <text:p>0,0987807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09968607" calcext:value-type="float">
            <text:p>0,09968607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0084115" calcext:value-type="float">
            <text:p>0,10084115</text:p>
          </table:table-cell>
          <table:table-cell/>
          <table:table-cell table:formula="of:=[.E29]+[.J29]+[.O29]" office:value-type="float" office:value="0.29930798" calcext:value-type="float">
            <text:p>0,299307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09776973" calcext:value-type="float">
            <text:p>0,0977697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0106652" calcext:value-type="float">
            <text:p>0,1010665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0084115" calcext:value-type="float">
            <text:p>0,10084115</text:p>
          </table:table-cell>
          <table:table-cell/>
          <table:table-cell table:formula="of:=[.E30]+[.J30]+[.O30]" office:value-type="float" office:value="0.2996774" calcext:value-type="float">
            <text:p>0,2996774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1005432" calcext:value-type="float">
            <text:p>0,1005432</text:p>
          </table:table-cell>
          <table:table-cell table:style-name="ce1"/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9964454" calcext:value-type="float">
            <text:p>0,09964454</text:p>
          </table:table-cell>
          <table:table-cell table:style-name="ce1"/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10030256" calcext:value-type="float">
            <text:p>0,10030256</text:p>
          </table:table-cell>
          <table:table-cell table:style-name="ce1"/>
          <table:table-cell table:style-name="ce1" table:formula="of:=[.E31]+[.J31]+[.O31]" office:value-type="float" office:value="0.3004903" calcext:value-type="float">
            <text:p>0,3004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09931379" calcext:value-type="float">
            <text:p>0,0993137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0088623" calcext:value-type="float">
            <text:p>0,1008862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0995729" calcext:value-type="float">
            <text:p>0,0995729</text:p>
          </table:table-cell>
          <table:table-cell/>
          <table:table-cell table:formula="of:=[.E32]+[.J32]+[.O32]" office:value-type="float" office:value="0.29977292" calcext:value-type="float">
            <text:p>0,299772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09831757" calcext:value-type="float">
            <text:p>0,09831757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0181454" calcext:value-type="float">
            <text:p>0,1018145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09847766" calcext:value-type="float">
            <text:p>0,09847766</text:p>
          </table:table-cell>
          <table:table-cell/>
          <table:table-cell table:formula="of:=[.E33]+[.J33]+[.O33]" office:value-type="float" office:value="0.29860977" calcext:value-type="float">
            <text:p>0,298609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9976937" calcext:value-type="float">
            <text:p>0,09976937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9847769" calcext:value-type="float">
            <text:p>0,0984776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9959593" calcext:value-type="float">
            <text:p>0,09959593</text:p>
          </table:table-cell>
          <table:table-cell/>
          <table:table-cell table:formula="of:=[.E34]+[.J34]+[.O34]" office:value-type="float" office:value="0.29784299" calcext:value-type="float">
            <text:p>0,297842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09983829" calcext:value-type="float">
            <text:p>0,0998382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09578544" calcext:value-type="float">
            <text:p>0,0957854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09981881" calcext:value-type="float">
            <text:p>0,09981881</text:p>
          </table:table-cell>
          <table:table-cell/>
          <table:table-cell table:formula="of:=[.E35]+[.J35]+[.O35]" office:value-type="float" office:value="0.29544254" calcext:value-type="float">
            <text:p>0,29544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09878527" calcext:value-type="float">
            <text:p>0,09878527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09704091" calcext:value-type="float">
            <text:p>0,0970409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09881285" calcext:value-type="float">
            <text:p>0,09881285</text:p>
          </table:table-cell>
          <table:table-cell/>
          <table:table-cell table:formula="of:=[.E36]+[.J36]+[.O36]" office:value-type="float" office:value="0.29463903" calcext:value-type="float">
            <text:p>0,29463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37]+[.J37]+[.O37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38]+[.J38]+[.O38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39]+[.J39]+[.O39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40]+[.J40]+[.O40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41]+[.J41]+[.O41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42]+[.J42]+[.O42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43]+[.J43]+[.O43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44]+[.J44]+[.O44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45]+[.J45]+[.O45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46]+[.J46]+[.O46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47]+[.J47]+[.O47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48]+[.J48]+[.O48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49]+[.J49]+[.O49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50]+[.J50]+[.O50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51]+[.J51]+[.O51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52]+[.J52]+[.O52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53]+[.J53]+[.O53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54]+[.J54]+[.O54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55]+[.J55]+[.O55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56]+[.J56]+[.O56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57]+[.J57]+[.O57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58]+[.J58]+[.O58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59]+[.J59]+[.O59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60]+[.J60]+[.O60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0000148" calcext:value-type="float">
            <text:p>0,10000148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08037245" calcext:value-type="float">
            <text:p>0,08037245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08302487" calcext:value-type="float">
            <text:p>0,08302487</text:p>
          </table:table-cell>
          <table:table-cell/>
          <table:table-cell table:formula="of:=[.E61]+[.J61]+[.O61]" office:value-type="float" office:value="0.2633988" calcext:value-type="float">
            <text:p>0,26339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0182912" calcext:value-type="float">
            <text:p>0,10182912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08818403" calcext:value-type="float">
            <text:p>0,08818403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09222837" calcext:value-type="float">
            <text:p>0,09222837</text:p>
          </table:table-cell>
          <table:table-cell/>
          <table:table-cell table:formula="of:=[.E62]+[.J62]+[.O62]" office:value-type="float" office:value="0.28224152" calcext:value-type="float">
            <text:p>0,282241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0239588" calcext:value-type="float">
            <text:p>0,10239588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08341809" calcext:value-type="float">
            <text:p>0,08341809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09146583" calcext:value-type="float">
            <text:p>0,09146583</text:p>
          </table:table-cell>
          <table:table-cell/>
          <table:table-cell table:formula="of:=[.E63]+[.J63]+[.O63]" office:value-type="float" office:value="0.2772798" calcext:value-type="float">
            <text:p>0,27727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09850132" calcext:value-type="float">
            <text:p>0,09850132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07182447" calcext:value-type="float">
            <text:p>0,07182447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08012464" calcext:value-type="float">
            <text:p>0,08012464</text:p>
          </table:table-cell>
          <table:table-cell/>
          <table:table-cell table:formula="of:=[.E64]+[.J64]+[.O64]" office:value-type="float" office:value="0.25045043" calcext:value-type="float">
            <text:p>0,250450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1121293" calcext:value-type="float">
            <text:p>0,11121293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08202093" calcext:value-type="float">
            <text:p>0,08202093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09115095" calcext:value-type="float">
            <text:p>0,09115095</text:p>
          </table:table-cell>
          <table:table-cell/>
          <table:table-cell table:formula="of:=[.E65]+[.J65]+[.O65]" office:value-type="float" office:value="0.28438481" calcext:value-type="float">
            <text:p>0,284384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1066458" calcext:value-type="float">
            <text:p>0,11066458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08480192" calcext:value-type="float">
            <text:p>0,08480192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09356384" calcext:value-type="float">
            <text:p>0,09356384</text:p>
          </table:table-cell>
          <table:table-cell/>
          <table:table-cell table:formula="of:=[.E66]+[.J66]+[.O66]" office:value-type="float" office:value="0.28903034" calcext:value-type="float">
            <text:p>0,289030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09096567" calcext:value-type="float">
            <text:p>0,09096567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07645371" calcext:value-type="float">
            <text:p>0,07645371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07951715" calcext:value-type="float">
            <text:p>0,07951715</text:p>
          </table:table-cell>
          <table:table-cell/>
          <table:table-cell table:formula="of:=[.E67]+[.J67]+[.O67]" office:value-type="float" office:value="0.24693653" calcext:value-type="float">
            <text:p>0,24693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0479957" calcext:value-type="float">
            <text:p>0,10479957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08109001" calcext:value-type="float">
            <text:p>0,08109001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09342313" calcext:value-type="float">
            <text:p>0,09342313</text:p>
          </table:table-cell>
          <table:table-cell/>
          <table:table-cell table:formula="of:=[.E68]+[.J68]+[.O68]" office:value-type="float" office:value="0.27931271" calcext:value-type="float">
            <text:p>0,279312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0332938" calcext:value-type="float">
            <text:p>0,10332938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08428341" calcext:value-type="float">
            <text:p>0,08428341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0950279" calcext:value-type="float">
            <text:p>0,0950279</text:p>
          </table:table-cell>
          <table:table-cell/>
          <table:table-cell table:formula="of:=[.E69]+[.J69]+[.O69]" office:value-type="float" office:value="0.28264069" calcext:value-type="float">
            <text:p>0,282640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7161691" calcext:value-type="float">
            <text:p>0,07161691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597805" calcext:value-type="float">
            <text:p>0,0597805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6529696" calcext:value-type="float">
            <text:p>0,06529696</text:p>
          </table:table-cell>
          <table:table-cell/>
          <table:table-cell table:formula="of:=[.E70]+[.J70]+[.O70]" office:value-type="float" office:value="0.19669437" calcext:value-type="float">
            <text:p>0,196694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0121296" calcext:value-type="float">
            <text:p>0,10121296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08549407" calcext:value-type="float">
            <text:p>0,08549407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09213724" calcext:value-type="float">
            <text:p>0,09213724</text:p>
          </table:table-cell>
          <table:table-cell/>
          <table:table-cell table:formula="of:=[.E71]+[.J71]+[.O71]" office:value-type="float" office:value="0.27884427" calcext:value-type="float">
            <text:p>0,278844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0464572" calcext:value-type="float">
            <text:p>0,10464572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0833226" calcext:value-type="float">
            <text:p>0,0833226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09491872" calcext:value-type="float">
            <text:p>0,09491872</text:p>
          </table:table-cell>
          <table:table-cell/>
          <table:table-cell table:formula="of:=[.E72]+[.J72]+[.O72]" office:value-type="float" office:value="0.28288704" calcext:value-type="float">
            <text:p>0,282887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0096679" calcext:value-type="float">
            <text:p>0,10096679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09918101" calcext:value-type="float">
            <text:p>0,09918101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09945855" calcext:value-type="float">
            <text:p>0,09945855</text:p>
          </table:table-cell>
          <table:table-cell/>
          <table:table-cell table:formula="of:=[.E73]+[.J73]+[.O73]" office:value-type="float" office:value="0.29960635" calcext:value-type="float">
            <text:p>0,29960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0319736" calcext:value-type="float">
            <text:p>0,10319736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09804233" calcext:value-type="float">
            <text:p>0,09804233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09935131" calcext:value-type="float">
            <text:p>0,09935131</text:p>
          </table:table-cell>
          <table:table-cell/>
          <table:table-cell table:formula="of:=[.E74]+[.J74]+[.O74]" office:value-type="float" office:value="0.300591" calcext:value-type="float">
            <text:p>0,3005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0199415" calcext:value-type="float">
            <text:p>0,10199415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09560875" calcext:value-type="float">
            <text:p>0,09560875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0124919" calcext:value-type="float">
            <text:p>0,10124919</text:p>
          </table:table-cell>
          <table:table-cell/>
          <table:table-cell table:formula="of:=[.E75]+[.J75]+[.O75]" office:value-type="float" office:value="0.29885209" calcext:value-type="float">
            <text:p>0,298852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0243263" calcext:value-type="float">
            <text:p>0,10243263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09530266" calcext:value-type="float">
            <text:p>0,09530266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0028331" calcext:value-type="float">
            <text:p>0,10028331</text:p>
          </table:table-cell>
          <table:table-cell/>
          <table:table-cell table:formula="of:=[.E76]+[.J76]+[.O76]" office:value-type="float" office:value="0.2980186" calcext:value-type="float">
            <text:p>0,29801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0102974" calcext:value-type="float">
            <text:p>0,10102974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09269444" calcext:value-type="float">
            <text:p>0,09269444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0123943" calcext:value-type="float">
            <text:p>0,10123943</text:p>
          </table:table-cell>
          <table:table-cell/>
          <table:table-cell table:formula="of:=[.E77]+[.J77]+[.O77]" office:value-type="float" office:value="0.29496361" calcext:value-type="float">
            <text:p>0,294963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09980193" calcext:value-type="float">
            <text:p>0,09980193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0883264" calcext:value-type="float">
            <text:p>0,0883264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0325963" calcext:value-type="float">
            <text:p>0,10325963</text:p>
          </table:table-cell>
          <table:table-cell/>
          <table:table-cell table:formula="of:=[.E78]+[.J78]+[.O78]" office:value-type="float" office:value="0.29138796" calcext:value-type="float">
            <text:p>0,291387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,5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10207622" calcext:value-type="float">
            <text:p>0,10207622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09535561" calcext:value-type="float">
            <text:p>0,09535561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09905426" calcext:value-type="float">
            <text:p>0,09905426</text:p>
          </table:table-cell>
          <table:table-cell/>
          <table:table-cell table:formula="of:=[.E79]+[.J79]+[.O79]" office:value-type="float" office:value="0.29648609" calcext:value-type="float">
            <text:p>0,296486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,5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0259577" calcext:value-type="float">
            <text:p>0,10259577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09141841" calcext:value-type="float">
            <text:p>0,09141841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09618479" calcext:value-type="float">
            <text:p>0,09618479</text:p>
          </table:table-cell>
          <table:table-cell/>
          <table:table-cell table:formula="of:=[.E80]+[.J80]+[.O80]" office:value-type="float" office:value="0.29019897" calcext:value-type="float">
            <text:p>0,290198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,5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0099288" calcext:value-type="float">
            <text:p>0,10099288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09066994" calcext:value-type="float">
            <text:p>0,09066994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09587737" calcext:value-type="float">
            <text:p>0,09587737</text:p>
          </table:table-cell>
          <table:table-cell/>
          <table:table-cell table:formula="of:=[.E81]+[.J81]+[.O81]" office:value-type="float" office:value="0.28754019" calcext:value-type="float">
            <text:p>0,287540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9663305" calcext:value-type="float">
            <text:p>0,09663305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9681792" calcext:value-type="float">
            <text:p>0,09681792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9828967" calcext:value-type="float">
            <text:p>0,09828967</text:p>
          </table:table-cell>
          <table:table-cell/>
          <table:table-cell table:formula="of:=[.E82]+[.J82]+[.O82]" office:value-type="float" office:value="0.29174064" calcext:value-type="float">
            <text:p>0,291740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0130123" calcext:value-type="float">
            <text:p>0,10130123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09406702" calcext:value-type="float">
            <text:p>0,09406702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09761204" calcext:value-type="float">
            <text:p>0,09761204</text:p>
          </table:table-cell>
          <table:table-cell/>
          <table:table-cell table:formula="of:=[.E83]+[.J83]+[.O83]" office:value-type="float" office:value="0.29298029" calcext:value-type="float">
            <text:p>0,292980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09900639" calcext:value-type="float">
            <text:p>0,09900639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09420883" calcext:value-type="float">
            <text:p>0,09420883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09585973" calcext:value-type="float">
            <text:p>0,09585973</text:p>
          </table:table-cell>
          <table:table-cell/>
          <table:table-cell table:formula="of:=[.E84]+[.J84]+[.O84]" office:value-type="float" office:value="0.28907495" calcext:value-type="float">
            <text:p>0,289074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0024131" calcext:value-type="float">
            <text:p>0,1002413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0105231" calcext:value-type="float">
            <text:p>0,1010523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85]+[.J85]+[.O85]" office:value-type="float" office:value="0.30129362" calcext:value-type="float">
            <text:p>0,301293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0024131" calcext:value-type="float">
            <text:p>0,1002413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0105231" calcext:value-type="float">
            <text:p>0,1010523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86]+[.J86]+[.O86]" office:value-type="float" office:value="0.30129362" calcext:value-type="float">
            <text:p>0,301293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0024131" calcext:value-type="float">
            <text:p>0,1002413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0105231" calcext:value-type="float">
            <text:p>0,1010523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87]+[.J87]+[.O87]" office:value-type="float" office:value="0.30129362" calcext:value-type="float">
            <text:p>0,301293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0042024" calcext:value-type="float">
            <text:p>0,1004202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0100954" calcext:value-type="float">
            <text:p>0,1010095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88]+[.J88]+[.O88]" office:value-type="float" office:value="0.30142978" calcext:value-type="float">
            <text:p>0,301429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0042024" calcext:value-type="float">
            <text:p>0,1004202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0216032" calcext:value-type="float">
            <text:p>0,1021603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89]+[.J89]+[.O89]" office:value-type="float" office:value="0.30258056" calcext:value-type="float">
            <text:p>0,302580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0042024" calcext:value-type="float">
            <text:p>0,1004202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0216032" calcext:value-type="float">
            <text:p>0,1021603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90]+[.J90]+[.O90]" office:value-type="float" office:value="0.30258056" calcext:value-type="float">
            <text:p>0,302580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09974551" calcext:value-type="float">
            <text:p>0,0997455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10026069" calcext:value-type="float">
            <text:p>0,1002606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91]+[.J91]+[.O91]" office:value-type="float" office:value="0.3000062" calcext:value-type="float">
            <text:p>0,30000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0068816" calcext:value-type="float">
            <text:p>0,1006881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0173208" calcext:value-type="float">
            <text:p>0,10173208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92]+[.J92]+[.O92]" office:value-type="float" office:value="0.30242024" calcext:value-type="float">
            <text:p>0,30242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0068816" calcext:value-type="float">
            <text:p>0,1006881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09996313" calcext:value-type="float">
            <text:p>0,0999631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93]+[.J93]+[.O93]" office:value-type="float" office:value="0.30065129" calcext:value-type="float">
            <text:p>0,30065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998382" calcext:value-type="float">
            <text:p>0,099838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9973732" calcext:value-type="float">
            <text:p>0,0997373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94]+[.J94]+[.O94]" office:value-type="float" office:value="0.29957552" calcext:value-type="float">
            <text:p>0,2995755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0.10092317" calcext:value-type="float">
            <text:p>0,10092317</text:p>
          </table:table-cell>
          <table:table-cell table:style-name="ce1"/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0.10280842" calcext:value-type="float">
            <text:p>0,10280842</text:p>
          </table:table-cell>
          <table:table-cell table:style-name="ce1"/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0.1" calcext:value-type="float">
            <text:p>0,1</text:p>
          </table:table-cell>
          <table:table-cell table:style-name="ce1"/>
          <table:table-cell table:style-name="ce1" table:formula="of:=[.E95]+[.J95]+[.O95]" office:value-type="float" office:value="0.30373159" calcext:value-type="float">
            <text:p>0,303731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0092317" calcext:value-type="float">
            <text:p>0,10092317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0187952" calcext:value-type="float">
            <text:p>0,1018795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96]+[.J96]+[.O96]" office:value-type="float" office:value="0.30280269" calcext:value-type="float">
            <text:p>0,302802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97]+[.J97]+[.O97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98]+[.J98]+[.O98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99]+[.J99]+[.O99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00]+[.J100]+[.O100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01]+[.J101]+[.O101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02]+[.J102]+[.O102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03]+[.J103]+[.O103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04]+[.J104]+[.O104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05]+[.J105]+[.O105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06]+[.J106]+[.O106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07]+[.J107]+[.O107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08]+[.J108]+[.O108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09]+[.J109]+[.O109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10]+[.J110]+[.O110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11]+[.J111]+[.O111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12]+[.J112]+[.O112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13]+[.J113]+[.O113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14]+[.J114]+[.O114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15]+[.J115]+[.O115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16]+[.J116]+[.O116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17]+[.J117]+[.O117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18]+[.J118]+[.O118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19]+[.J119]+[.O119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20]+[.J120]+[.O120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068295" calcext:value-type="float">
            <text:p>0,1068295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08220608" calcext:value-type="float">
            <text:p>0,08220608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08563147" calcext:value-type="float">
            <text:p>0,08563147</text:p>
          </table:table-cell>
          <table:table-cell/>
          <table:table-cell table:formula="of:=[.E121]+[.J121]+[.O121]" office:value-type="float" office:value="0.27466705" calcext:value-type="float">
            <text:p>0,274667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0484183" calcext:value-type="float">
            <text:p>0,10484183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08270483" calcext:value-type="float">
            <text:p>0,08270483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09329253" calcext:value-type="float">
            <text:p>0,09329253</text:p>
          </table:table-cell>
          <table:table-cell/>
          <table:table-cell table:formula="of:=[.E122]+[.J122]+[.O122]" office:value-type="float" office:value="0.28083919" calcext:value-type="float">
            <text:p>0,280839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0589404" calcext:value-type="float">
            <text:p>0,10589404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08108047" calcext:value-type="float">
            <text:p>0,08108047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0968958" calcext:value-type="float">
            <text:p>0,0968958</text:p>
          </table:table-cell>
          <table:table-cell/>
          <table:table-cell table:formula="of:=[.E123]+[.J123]+[.O123]" office:value-type="float" office:value="0.28387031" calcext:value-type="float">
            <text:p>0,28387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0053792" calcext:value-type="float">
            <text:p>0,10053792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08723905" calcext:value-type="float">
            <text:p>0,08723905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08945597" calcext:value-type="float">
            <text:p>0,08945597</text:p>
          </table:table-cell>
          <table:table-cell/>
          <table:table-cell table:formula="of:=[.E124]+[.J124]+[.O124]" office:value-type="float" office:value="0.27723294" calcext:value-type="float">
            <text:p>0,277232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1094487" calcext:value-type="float">
            <text:p>0,11094487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09339493" calcext:value-type="float">
            <text:p>0,09339493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09834494" calcext:value-type="float">
            <text:p>0,09834494</text:p>
          </table:table-cell>
          <table:table-cell/>
          <table:table-cell table:formula="of:=[.E125]+[.J125]+[.O125]" office:value-type="float" office:value="0.30268474" calcext:value-type="float">
            <text:p>0,302684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1140639" calcext:value-type="float">
            <text:p>0,11140639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08882744" calcext:value-type="float">
            <text:p>0,08882744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09510667" calcext:value-type="float">
            <text:p>0,09510667</text:p>
          </table:table-cell>
          <table:table-cell/>
          <table:table-cell table:formula="of:=[.E126]+[.J126]+[.O126]" office:value-type="float" office:value="0.2953405" calcext:value-type="float">
            <text:p>0,29534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0952537" calcext:value-type="float">
            <text:p>0,0952537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0855516" calcext:value-type="float">
            <text:p>0,0855516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08379357" calcext:value-type="float">
            <text:p>0,08379357</text:p>
          </table:table-cell>
          <table:table-cell/>
          <table:table-cell table:formula="of:=[.E127]+[.J127]+[.O127]" office:value-type="float" office:value="0.26459887" calcext:value-type="float">
            <text:p>0,264598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0468716" calcext:value-type="float">
            <text:p>0,10468716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0955734" calcext:value-type="float">
            <text:p>0,0955734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09407929" calcext:value-type="float">
            <text:p>0,09407929</text:p>
          </table:table-cell>
          <table:table-cell/>
          <table:table-cell table:formula="of:=[.E128]+[.J128]+[.O128]" office:value-type="float" office:value="0.29433985" calcext:value-type="float">
            <text:p>0,294339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0282829" calcext:value-type="float">
            <text:p>0,10282829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09450745" calcext:value-type="float">
            <text:p>0,09450745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09347494" calcext:value-type="float">
            <text:p>0,09347494</text:p>
          </table:table-cell>
          <table:table-cell/>
          <table:table-cell table:formula="of:=[.E129]+[.J129]+[.O129]" office:value-type="float" office:value="0.29081068" calcext:value-type="float">
            <text:p>0,290810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7049886" calcext:value-type="float">
            <text:p>0,07049886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7038622" calcext:value-type="float">
            <text:p>0,07038622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6824588" calcext:value-type="float">
            <text:p>0,06824588</text:p>
          </table:table-cell>
          <table:table-cell/>
          <table:table-cell table:formula="of:=[.E130]+[.J130]+[.O130]" office:value-type="float" office:value="0.20913096" calcext:value-type="float">
            <text:p>0,209130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0029921" calcext:value-type="float">
            <text:p>0,10029921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09460304" calcext:value-type="float">
            <text:p>0,09460304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09169262" calcext:value-type="float">
            <text:p>0,09169262</text:p>
          </table:table-cell>
          <table:table-cell/>
          <table:table-cell table:formula="of:=[.E131]+[.J131]+[.O131]" office:value-type="float" office:value="0.28659487" calcext:value-type="float">
            <text:p>0,286594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09823815" calcext:value-type="float">
            <text:p>0,09823815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09109777" calcext:value-type="float">
            <text:p>0,09109777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09349263" calcext:value-type="float">
            <text:p>0,09349263</text:p>
          </table:table-cell>
          <table:table-cell/>
          <table:table-cell table:formula="of:=[.E132]+[.J132]+[.O132]" office:value-type="float" office:value="0.28282855" calcext:value-type="float">
            <text:p>0,282828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09916672" calcext:value-type="float">
            <text:p>0,09916672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09866281" calcext:value-type="float">
            <text:p>0,09866281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09967022" calcext:value-type="float">
            <text:p>0,09967022</text:p>
          </table:table-cell>
          <table:table-cell/>
          <table:table-cell table:formula="of:=[.E133]+[.J133]+[.O133]" office:value-type="float" office:value="0.29749975" calcext:value-type="float">
            <text:p>0,297499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0070152" calcext:value-type="float">
            <text:p>0,10070152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09842046" calcext:value-type="float">
            <text:p>0,09842046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09769517" calcext:value-type="float">
            <text:p>0,09769517</text:p>
          </table:table-cell>
          <table:table-cell/>
          <table:table-cell table:formula="of:=[.E134]+[.J134]+[.O134]" office:value-type="float" office:value="0.29681715" calcext:value-type="float">
            <text:p>0,296817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09871313" calcext:value-type="float">
            <text:p>0,09871313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09935004" calcext:value-type="float">
            <text:p>0,09935004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09804862" calcext:value-type="float">
            <text:p>0,09804862</text:p>
          </table:table-cell>
          <table:table-cell/>
          <table:table-cell table:formula="of:=[.E135]+[.J135]+[.O135]" office:value-type="float" office:value="0.29611179" calcext:value-type="float">
            <text:p>0,296111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0090395" calcext:value-type="float">
            <text:p>0,10090395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0398481" calcext:value-type="float">
            <text:p>0,10398481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098508" calcext:value-type="float">
            <text:p>0,098508</text:p>
          </table:table-cell>
          <table:table-cell/>
          <table:table-cell table:formula="of:=[.E136]+[.J136]+[.O136]" office:value-type="float" office:value="0.30339676" calcext:value-type="float">
            <text:p>0,30339676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-0.5" calcext:value-type="float">
            <text:p>-0,5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0.1037091" calcext:value-type="float">
            <text:p>0,1037091</text:p>
          </table:table-cell>
          <table:table-cell table:style-name="ce1"/>
          <table:table-cell table:style-name="ce1" office:value-type="float" office:value="-0.5" calcext:value-type="float">
            <text:p>-0,5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0.1041882" calcext:value-type="float">
            <text:p>0,1041882</text:p>
          </table:table-cell>
          <table:table-cell table:style-name="ce1"/>
          <table:table-cell table:style-name="ce1" office:value-type="float" office:value="-0.5" calcext:value-type="float">
            <text:p>-0,5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0.09906267" calcext:value-type="float">
            <text:p>0,09906267</text:p>
          </table:table-cell>
          <table:table-cell table:style-name="ce1"/>
          <table:table-cell table:style-name="ce1" table:formula="of:=[.E137]+[.J137]+[.O137]" office:value-type="float" office:value="0.30695997" calcext:value-type="float">
            <text:p>0,306959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099648" calcext:value-type="float">
            <text:p>0,099648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0087959" calcext:value-type="float">
            <text:p>0,10087959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09957397" calcext:value-type="float">
            <text:p>0,09957397</text:p>
          </table:table-cell>
          <table:table-cell/>
          <table:table-cell table:formula="of:=[.E138]+[.J138]+[.O138]" office:value-type="float" office:value="0.30010156" calcext:value-type="float">
            <text:p>0,30010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,5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09774657" calcext:value-type="float">
            <text:p>0,09774657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09954408" calcext:value-type="float">
            <text:p>0,09954408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09870871" calcext:value-type="float">
            <text:p>0,09870871</text:p>
          </table:table-cell>
          <table:table-cell/>
          <table:table-cell table:formula="of:=[.E139]+[.J139]+[.O139]" office:value-type="float" office:value="0.29599936" calcext:value-type="float">
            <text:p>0,295999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,5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0337822" calcext:value-type="float">
            <text:p>0,10337822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0386996" calcext:value-type="float">
            <text:p>0,10386996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09735222" calcext:value-type="float">
            <text:p>0,09735222</text:p>
          </table:table-cell>
          <table:table-cell/>
          <table:table-cell table:formula="of:=[.E140]+[.J140]+[.O140]" office:value-type="float" office:value="0.3046004" calcext:value-type="float">
            <text:p>0,30460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,5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00326" calcext:value-type="float">
            <text:p>0,100326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09896662" calcext:value-type="float">
            <text:p>0,09896662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0022722" calcext:value-type="float">
            <text:p>0,10022722</text:p>
          </table:table-cell>
          <table:table-cell/>
          <table:table-cell table:formula="of:=[.E141]+[.J141]+[.O141]" office:value-type="float" office:value="0.29951984" calcext:value-type="float">
            <text:p>0,299519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9664969" calcext:value-type="float">
            <text:p>0,09664969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9870072" calcext:value-type="float">
            <text:p>0,09870072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9769932" calcext:value-type="float">
            <text:p>0,09769932</text:p>
          </table:table-cell>
          <table:table-cell/>
          <table:table-cell table:formula="of:=[.E142]+[.J142]+[.O142]" office:value-type="float" office:value="0.29304973" calcext:value-type="float">
            <text:p>0,293049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0314895" calcext:value-type="float">
            <text:p>0,10314895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0302048" calcext:value-type="float">
            <text:p>0,10302048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09980852" calcext:value-type="float">
            <text:p>0,09980852</text:p>
          </table:table-cell>
          <table:table-cell/>
          <table:table-cell table:formula="of:=[.E143]+[.J143]+[.O143]" office:value-type="float" office:value="0.30597795" calcext:value-type="float">
            <text:p>0,305977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0188964" calcext:value-type="float">
            <text:p>0,10188964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09765292" calcext:value-type="float">
            <text:p>0,09765292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0195061" calcext:value-type="float">
            <text:p>0,10195061</text:p>
          </table:table-cell>
          <table:table-cell/>
          <table:table-cell table:formula="of:=[.E144]+[.J144]+[.O144]" office:value-type="float" office:value="0.30149317" calcext:value-type="float">
            <text:p>0,30149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0023079" calcext:value-type="float">
            <text:p>0,1002307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0042709" calcext:value-type="float">
            <text:p>0,1004270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45]+[.J145]+[.O145]" office:value-type="float" office:value="0.30065788" calcext:value-type="float">
            <text:p>0,300657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0023079" calcext:value-type="float">
            <text:p>0,1002307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0042709" calcext:value-type="float">
            <text:p>0,1004270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46]+[.J146]+[.O146]" office:value-type="float" office:value="0.30065788" calcext:value-type="float">
            <text:p>0,300657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0023079" calcext:value-type="float">
            <text:p>0,1002307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0042709" calcext:value-type="float">
            <text:p>0,1004270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47]+[.J147]+[.O147]" office:value-type="float" office:value="0.30065788" calcext:value-type="float">
            <text:p>0,300657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0044464" calcext:value-type="float">
            <text:p>0,1004446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0042709" calcext:value-type="float">
            <text:p>0,1004270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48]+[.J148]+[.O148]" office:value-type="float" office:value="0.30087173" calcext:value-type="float">
            <text:p>0,300871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0044464" calcext:value-type="float">
            <text:p>0,1004446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0042709" calcext:value-type="float">
            <text:p>0,1004270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49]+[.J149]+[.O149]" office:value-type="float" office:value="0.30087173" calcext:value-type="float">
            <text:p>0,300871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0044464" calcext:value-type="float">
            <text:p>0,1004446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0042709" calcext:value-type="float">
            <text:p>0,1004270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50]+[.J150]+[.O150]" office:value-type="float" office:value="0.30087173" calcext:value-type="float">
            <text:p>0,300871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10067463" calcext:value-type="float">
            <text:p>0,1006746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10042709" calcext:value-type="float">
            <text:p>0,1004270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51]+[.J151]+[.O151]" office:value-type="float" office:value="0.30110172" calcext:value-type="float">
            <text:p>0,301101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0067463" calcext:value-type="float">
            <text:p>0,1006746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0042709" calcext:value-type="float">
            <text:p>0,1004270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52]+[.J152]+[.O152]" office:value-type="float" office:value="0.30110172" calcext:value-type="float">
            <text:p>0,301101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0067463" calcext:value-type="float">
            <text:p>0,1006746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0042709" calcext:value-type="float">
            <text:p>0,1004270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53]+[.J153]+[.O153]" office:value-type="float" office:value="0.30110172" calcext:value-type="float">
            <text:p>0,301101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9983617" calcext:value-type="float">
            <text:p>0,09983617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10042709" calcext:value-type="float">
            <text:p>0,1004270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54]+[.J154]+[.O154]" office:value-type="float" office:value="0.30026326" calcext:value-type="float">
            <text:p>0,300263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0195619" calcext:value-type="float">
            <text:p>0,1019561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0042709" calcext:value-type="float">
            <text:p>0,1004270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55]+[.J155]+[.O155]" office:value-type="float" office:value="0.30238328" calcext:value-type="float">
            <text:p>0,302383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0195619" calcext:value-type="float">
            <text:p>0,1019561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0042709" calcext:value-type="float">
            <text:p>0,1004270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56]+[.J156]+[.O156]" office:value-type="float" office:value="0.30238328" calcext:value-type="float">
            <text:p>0,302383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0042709" calcext:value-type="float">
            <text:p>0,10042709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57]+[.J157]+[.O157]" office:value-type="float" office:value="0.30042709" calcext:value-type="float">
            <text:p>0,30042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0042709" calcext:value-type="float">
            <text:p>0,10042709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58]+[.J158]+[.O158]" office:value-type="float" office:value="0.30042709" calcext:value-type="float">
            <text:p>0,30042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0042709" calcext:value-type="float">
            <text:p>0,10042709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59]+[.J159]+[.O159]" office:value-type="float" office:value="0.30042709" calcext:value-type="float">
            <text:p>0,30042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0042709" calcext:value-type="float">
            <text:p>0,10042709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60]+[.J160]+[.O160]" office:value-type="float" office:value="0.30042709" calcext:value-type="float">
            <text:p>0,30042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0042709" calcext:value-type="float">
            <text:p>0,10042709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61]+[.J161]+[.O161]" office:value-type="float" office:value="0.30042709" calcext:value-type="float">
            <text:p>0,30042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0042709" calcext:value-type="float">
            <text:p>0,10042709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62]+[.J162]+[.O162]" office:value-type="float" office:value="0.30042709" calcext:value-type="float">
            <text:p>0,30042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10042709" calcext:value-type="float">
            <text:p>0,10042709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63]+[.J163]+[.O163]" office:value-type="float" office:value="0.30042709" calcext:value-type="float">
            <text:p>0,30042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0042709" calcext:value-type="float">
            <text:p>0,10042709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64]+[.J164]+[.O164]" office:value-type="float" office:value="0.30042709" calcext:value-type="float">
            <text:p>0,30042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0042709" calcext:value-type="float">
            <text:p>0,10042709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65]+[.J165]+[.O165]" office:value-type="float" office:value="0.30042709" calcext:value-type="float">
            <text:p>0,30042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10042709" calcext:value-type="float">
            <text:p>0,10042709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66]+[.J166]+[.O166]" office:value-type="float" office:value="0.30042709" calcext:value-type="float">
            <text:p>0,30042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0042709" calcext:value-type="float">
            <text:p>0,10042709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67]+[.J167]+[.O167]" office:value-type="float" office:value="0.30042709" calcext:value-type="float">
            <text:p>0,30042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0042709" calcext:value-type="float">
            <text:p>0,10042709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68]+[.J168]+[.O168]" office:value-type="float" office:value="0.30042709" calcext:value-type="float">
            <text:p>0,30042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0042709" calcext:value-type="float">
            <text:p>0,10042709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69]+[.J169]+[.O169]" office:value-type="float" office:value="0.30042709" calcext:value-type="float">
            <text:p>0,30042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0042709" calcext:value-type="float">
            <text:p>0,10042709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70]+[.J170]+[.O170]" office:value-type="float" office:value="0.30042709" calcext:value-type="float">
            <text:p>0,30042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0042709" calcext:value-type="float">
            <text:p>0,10042709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71]+[.J171]+[.O171]" office:value-type="float" office:value="0.30042709" calcext:value-type="float">
            <text:p>0,30042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0042709" calcext:value-type="float">
            <text:p>0,10042709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72]+[.J172]+[.O172]" office:value-type="float" office:value="0.30042709" calcext:value-type="float">
            <text:p>0,30042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0042709" calcext:value-type="float">
            <text:p>0,10042709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73]+[.J173]+[.O173]" office:value-type="float" office:value="0.30042709" calcext:value-type="float">
            <text:p>0,30042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0042709" calcext:value-type="float">
            <text:p>0,10042709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74]+[.J174]+[.O174]" office:value-type="float" office:value="0.30042709" calcext:value-type="float">
            <text:p>0,30042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10042709" calcext:value-type="float">
            <text:p>0,10042709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75]+[.J175]+[.O175]" office:value-type="float" office:value="0.30042709" calcext:value-type="float">
            <text:p>0,30042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0042709" calcext:value-type="float">
            <text:p>0,10042709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76]+[.J176]+[.O176]" office:value-type="float" office:value="0.30042709" calcext:value-type="float">
            <text:p>0,30042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0042709" calcext:value-type="float">
            <text:p>0,10042709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77]+[.J177]+[.O177]" office:value-type="float" office:value="0.30042709" calcext:value-type="float">
            <text:p>0,30042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10042709" calcext:value-type="float">
            <text:p>0,10042709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78]+[.J178]+[.O178]" office:value-type="float" office:value="0.30042709" calcext:value-type="float">
            <text:p>0,30042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0042709" calcext:value-type="float">
            <text:p>0,10042709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79]+[.J179]+[.O179]" office:value-type="float" office:value="0.30042709" calcext:value-type="float">
            <text:p>0,30042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0042709" calcext:value-type="float">
            <text:p>0,10042709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180]+[.J180]+[.O180]" office:value-type="float" office:value="0.30042709" calcext:value-type="float">
            <text:p>0,300427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0181241" calcext:value-type="float">
            <text:p>0,10181241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07573021" calcext:value-type="float">
            <text:p>0,07573021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08605453" calcext:value-type="float">
            <text:p>0,08605453</text:p>
          </table:table-cell>
          <table:table-cell/>
          <table:table-cell table:formula="of:=[.E181]+[.J181]+[.O181]" office:value-type="float" office:value="0.26359715" calcext:value-type="float">
            <text:p>0,263597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0242511" calcext:value-type="float">
            <text:p>0,10242511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08453723" calcext:value-type="float">
            <text:p>0,08453723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09005456" calcext:value-type="float">
            <text:p>0,09005456</text:p>
          </table:table-cell>
          <table:table-cell/>
          <table:table-cell table:formula="of:=[.E182]+[.J182]+[.O182]" office:value-type="float" office:value="0.2770169" calcext:value-type="float">
            <text:p>0,27701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0310161" calcext:value-type="float">
            <text:p>0,10310161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07943852" calcext:value-type="float">
            <text:p>0,07943852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09451558" calcext:value-type="float">
            <text:p>0,09451558</text:p>
          </table:table-cell>
          <table:table-cell/>
          <table:table-cell table:formula="of:=[.E183]+[.J183]+[.O183]" office:value-type="float" office:value="0.27705571" calcext:value-type="float">
            <text:p>0,277055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0167231" calcext:value-type="float">
            <text:p>0,10167231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07463362" calcext:value-type="float">
            <text:p>0,07463362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08488915" calcext:value-type="float">
            <text:p>0,08488915</text:p>
          </table:table-cell>
          <table:table-cell/>
          <table:table-cell table:formula="of:=[.E184]+[.J184]+[.O184]" office:value-type="float" office:value="0.26119508" calcext:value-type="float">
            <text:p>0,261195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043426" calcext:value-type="float">
            <text:p>0,1043426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08456469" calcext:value-type="float">
            <text:p>0,08456469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09311123" calcext:value-type="float">
            <text:p>0,09311123</text:p>
          </table:table-cell>
          <table:table-cell/>
          <table:table-cell table:formula="of:=[.E185]+[.J185]+[.O185]" office:value-type="float" office:value="0.28201852" calcext:value-type="float">
            <text:p>0,282018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0647656" calcext:value-type="float">
            <text:p>0,10647656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08628427" calcext:value-type="float">
            <text:p>0,08628427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09462428" calcext:value-type="float">
            <text:p>0,09462428</text:p>
          </table:table-cell>
          <table:table-cell/>
          <table:table-cell table:formula="of:=[.E186]+[.J186]+[.O186]" office:value-type="float" office:value="0.28738511" calcext:value-type="float">
            <text:p>0,287385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09164301" calcext:value-type="float">
            <text:p>0,09164301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07503249" calcext:value-type="float">
            <text:p>0,07503249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08263771" calcext:value-type="float">
            <text:p>0,08263771</text:p>
          </table:table-cell>
          <table:table-cell/>
          <table:table-cell table:formula="of:=[.E187]+[.J187]+[.O187]" office:value-type="float" office:value="0.24931321" calcext:value-type="float">
            <text:p>0,249313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0414978" calcext:value-type="float">
            <text:p>0,10414978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08169679" calcext:value-type="float">
            <text:p>0,08169679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09194281" calcext:value-type="float">
            <text:p>0,09194281</text:p>
          </table:table-cell>
          <table:table-cell/>
          <table:table-cell table:formula="of:=[.E188]+[.J188]+[.O188]" office:value-type="float" office:value="0.27778938" calcext:value-type="float">
            <text:p>0,277789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0037521" calcext:value-type="float">
            <text:p>0,10037521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08282023" calcext:value-type="float">
            <text:p>0,08282023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08982382" calcext:value-type="float">
            <text:p>0,08982382</text:p>
          </table:table-cell>
          <table:table-cell/>
          <table:table-cell table:formula="of:=[.E189]+[.J189]+[.O189]" office:value-type="float" office:value="0.27301926" calcext:value-type="float">
            <text:p>0,273019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6986246" calcext:value-type="float">
            <text:p>0,06986246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6893432" calcext:value-type="float">
            <text:p>0,06893432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7172233" calcext:value-type="float">
            <text:p>0,07172233</text:p>
          </table:table-cell>
          <table:table-cell/>
          <table:table-cell table:formula="of:=[.E190]+[.J190]+[.O190]" office:value-type="float" office:value="0.21051911" calcext:value-type="float">
            <text:p>0,210519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09962899" calcext:value-type="float">
            <text:p>0,09962899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07935453" calcext:value-type="float">
            <text:p>0,07935453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09124829" calcext:value-type="float">
            <text:p>0,09124829</text:p>
          </table:table-cell>
          <table:table-cell/>
          <table:table-cell table:formula="of:=[.E191]+[.J191]+[.O191]" office:value-type="float" office:value="0.27023181" calcext:value-type="float">
            <text:p>0,270231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0104505" calcext:value-type="float">
            <text:p>0,10104505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08017917" calcext:value-type="float">
            <text:p>0,08017917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08995677" calcext:value-type="float">
            <text:p>0,08995677</text:p>
          </table:table-cell>
          <table:table-cell/>
          <table:table-cell table:formula="of:=[.E192]+[.J192]+[.O192]" office:value-type="float" office:value="0.27118099" calcext:value-type="float">
            <text:p>0,271180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0111938" calcext:value-type="float">
            <text:p>0,10111938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09699289" calcext:value-type="float">
            <text:p>0,09699289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09770453" calcext:value-type="float">
            <text:p>0,09770453</text:p>
          </table:table-cell>
          <table:table-cell/>
          <table:table-cell table:formula="of:=[.E193]+[.J193]+[.O193]" office:value-type="float" office:value="0.2958168" calcext:value-type="float">
            <text:p>0,29581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09986893" calcext:value-type="float">
            <text:p>0,09986893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09368787" calcext:value-type="float">
            <text:p>0,09368787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09957578" calcext:value-type="float">
            <text:p>0,09957578</text:p>
          </table:table-cell>
          <table:table-cell/>
          <table:table-cell table:formula="of:=[.E194]+[.J194]+[.O194]" office:value-type="float" office:value="0.29313258" calcext:value-type="float">
            <text:p>0,293132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0014222" calcext:value-type="float">
            <text:p>0,10014222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09462212" calcext:value-type="float">
            <text:p>0,09462212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09902042" calcext:value-type="float">
            <text:p>0,09902042</text:p>
          </table:table-cell>
          <table:table-cell/>
          <table:table-cell table:formula="of:=[.E195]+[.J195]+[.O195]" office:value-type="float" office:value="0.29378476" calcext:value-type="float">
            <text:p>0,293784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09810734" calcext:value-type="float">
            <text:p>0,09810734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09720612" calcext:value-type="float">
            <text:p>0,09720612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0980508" calcext:value-type="float">
            <text:p>0,0980508</text:p>
          </table:table-cell>
          <table:table-cell/>
          <table:table-cell table:formula="of:=[.E196]+[.J196]+[.O196]" office:value-type="float" office:value="0.29336426" calcext:value-type="float">
            <text:p>0,293364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0141076" calcext:value-type="float">
            <text:p>0,10141076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09516342" calcext:value-type="float">
            <text:p>0,09516342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0003892" calcext:value-type="float">
            <text:p>0,10003892</text:p>
          </table:table-cell>
          <table:table-cell/>
          <table:table-cell table:formula="of:=[.E197]+[.J197]+[.O197]" office:value-type="float" office:value="0.2966131" calcext:value-type="float">
            <text:p>0,29661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09877135" calcext:value-type="float">
            <text:p>0,09877135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09415066" calcext:value-type="float">
            <text:p>0,09415066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09937253" calcext:value-type="float">
            <text:p>0,09937253</text:p>
          </table:table-cell>
          <table:table-cell/>
          <table:table-cell table:formula="of:=[.E198]+[.J198]+[.O198]" office:value-type="float" office:value="0.29229454" calcext:value-type="float">
            <text:p>0,292294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,5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09838815" calcext:value-type="float">
            <text:p>0,09838815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09633646" calcext:value-type="float">
            <text:p>0,09633646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09817539" calcext:value-type="float">
            <text:p>0,09817539</text:p>
          </table:table-cell>
          <table:table-cell/>
          <table:table-cell table:formula="of:=[.E199]+[.J199]+[.O199]" office:value-type="float" office:value="0.2929" calcext:value-type="float">
            <text:p>0,2929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-0.5" calcext:value-type="float">
            <text:p>-0,5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0.10587276" calcext:value-type="float">
            <text:p>0,10587276</text:p>
          </table:table-cell>
          <table:table-cell table:style-name="ce1"/>
          <table:table-cell table:style-name="ce1" office:value-type="float" office:value="-0.5" calcext:value-type="float">
            <text:p>-0,5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0.09645008" calcext:value-type="float">
            <text:p>0,09645008</text:p>
          </table:table-cell>
          <table:table-cell table:style-name="ce1"/>
          <table:table-cell table:style-name="ce1" office:value-type="float" office:value="-0.5" calcext:value-type="float">
            <text:p>-0,5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0.10310665" calcext:value-type="float">
            <text:p>0,10310665</text:p>
          </table:table-cell>
          <table:table-cell table:style-name="ce1"/>
          <table:table-cell table:style-name="ce1" table:formula="of:=[.E200]+[.J200]+[.O200]" office:value-type="float" office:value="0.30542949" calcext:value-type="float">
            <text:p>0,305429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,5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0473298" calcext:value-type="float">
            <text:p>0,10473298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09166646" calcext:value-type="float">
            <text:p>0,09166646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0211402" calcext:value-type="float">
            <text:p>0,10211402</text:p>
          </table:table-cell>
          <table:table-cell/>
          <table:table-cell table:formula="of:=[.E201]+[.J201]+[.O201]" office:value-type="float" office:value="0.29851346" calcext:value-type="float">
            <text:p>0,298513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9661937" calcext:value-type="float">
            <text:p>0,09661937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9802109" calcext:value-type="float">
            <text:p>0,09802109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9883072" calcext:value-type="float">
            <text:p>0,09883072</text:p>
          </table:table-cell>
          <table:table-cell/>
          <table:table-cell table:formula="of:=[.E202]+[.J202]+[.O202]" office:value-type="float" office:value="0.29347118" calcext:value-type="float">
            <text:p>0,293471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0628674" calcext:value-type="float">
            <text:p>0,10628674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09203606" calcext:value-type="float">
            <text:p>0,09203606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0414389" calcext:value-type="float">
            <text:p>0,10414389</text:p>
          </table:table-cell>
          <table:table-cell/>
          <table:table-cell table:formula="of:=[.E203]+[.J203]+[.O203]" office:value-type="float" office:value="0.30246669" calcext:value-type="float">
            <text:p>0,302466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09981916" calcext:value-type="float">
            <text:p>0,09981916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09420495" calcext:value-type="float">
            <text:p>0,09420495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0328307" calcext:value-type="float">
            <text:p>0,10328307</text:p>
          </table:table-cell>
          <table:table-cell/>
          <table:table-cell table:formula="of:=[.E204]+[.J204]+[.O204]" office:value-type="float" office:value="0.29730718" calcext:value-type="float">
            <text:p>0,297307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002384" calcext:value-type="float">
            <text:p>0,100238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0007193" calcext:value-type="float">
            <text:p>0,1000719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05]+[.J205]+[.O205]" office:value-type="float" office:value="0.30031033" calcext:value-type="float">
            <text:p>0,300310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002384" calcext:value-type="float">
            <text:p>0,100238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0007193" calcext:value-type="float">
            <text:p>0,1000719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06]+[.J206]+[.O206]" office:value-type="float" office:value="0.30031033" calcext:value-type="float">
            <text:p>0,300310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002384" calcext:value-type="float">
            <text:p>0,100238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0007193" calcext:value-type="float">
            <text:p>0,1000719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07]+[.J207]+[.O207]" office:value-type="float" office:value="0.30031033" calcext:value-type="float">
            <text:p>0,300310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0073809" calcext:value-type="float">
            <text:p>0,1007380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09952889" calcext:value-type="float">
            <text:p>0,0995288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08]+[.J208]+[.O208]" office:value-type="float" office:value="0.30026698" calcext:value-type="float">
            <text:p>0,300266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0073809" calcext:value-type="float">
            <text:p>0,1007380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0031362" calcext:value-type="float">
            <text:p>0,1003136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09]+[.J209]+[.O209]" office:value-type="float" office:value="0.30105171" calcext:value-type="float">
            <text:p>0,301051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0073809" calcext:value-type="float">
            <text:p>0,1007380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0031362" calcext:value-type="float">
            <text:p>0,1003136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10]+[.J210]+[.O210]" office:value-type="float" office:value="0.30105171" calcext:value-type="float">
            <text:p>0,301051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10023408" calcext:value-type="float">
            <text:p>0,10023408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09974946" calcext:value-type="float">
            <text:p>0,0997494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11]+[.J211]+[.O211]" office:value-type="float" office:value="0.29998354" calcext:value-type="float">
            <text:p>0,299983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0124817" calcext:value-type="float">
            <text:p>0,10124817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0057776" calcext:value-type="float">
            <text:p>0,1005777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12]+[.J212]+[.O212]" office:value-type="float" office:value="0.30182593" calcext:value-type="float">
            <text:p>0,301825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0124817" calcext:value-type="float">
            <text:p>0,10124817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0057776" calcext:value-type="float">
            <text:p>0,1005777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13]+[.J213]+[.O213]" office:value-type="float" office:value="0.30182593" calcext:value-type="float">
            <text:p>0,301825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9967425" calcext:value-type="float">
            <text:p>0,0996742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9974946" calcext:value-type="float">
            <text:p>0,0997494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14]+[.J214]+[.O214]" office:value-type="float" office:value="0.29942371" calcext:value-type="float">
            <text:p>0,299423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0279152" calcext:value-type="float">
            <text:p>0,1027915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0084278" calcext:value-type="float">
            <text:p>0,10084278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15]+[.J215]+[.O215]" office:value-type="float" office:value="0.3036343" calcext:value-type="float">
            <text:p>0,3036343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0.10279152" calcext:value-type="float">
            <text:p>0,10279152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0.10084278" calcext:value-type="float">
            <text:p>0,10084278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0.1" calcext:value-type="float">
            <text:p>0,1</text:p>
          </table:table-cell>
          <table:table-cell table:style-name="ce2"/>
          <table:table-cell table:style-name="ce2" table:formula="of:=[.E216]+[.J216]+[.O216]" office:value-type="float" office:value="0.3036343" calcext:value-type="float">
            <text:p>0,30363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000688" calcext:value-type="float">
            <text:p>0,1000688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17]+[.J217]+[.O217]" office:value-type="float" office:value="0.3000688" calcext:value-type="float">
            <text:p>0,30006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000688" calcext:value-type="float">
            <text:p>0,1000688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18]+[.J218]+[.O218]" office:value-type="float" office:value="0.3000688" calcext:value-type="float">
            <text:p>0,30006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000688" calcext:value-type="float">
            <text:p>0,1000688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19]+[.J219]+[.O219]" office:value-type="float" office:value="0.3000688" calcext:value-type="float">
            <text:p>0,30006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0030866" calcext:value-type="float">
            <text:p>0,10030866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20]+[.J220]+[.O220]" office:value-type="float" office:value="0.30030866" calcext:value-type="float">
            <text:p>0,300308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0030866" calcext:value-type="float">
            <text:p>0,10030866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21]+[.J221]+[.O221]" office:value-type="float" office:value="0.30030866" calcext:value-type="float">
            <text:p>0,300308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0030866" calcext:value-type="float">
            <text:p>0,10030866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22]+[.J222]+[.O222]" office:value-type="float" office:value="0.30030866" calcext:value-type="float">
            <text:p>0,300308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09956231" calcext:value-type="float">
            <text:p>0,0995623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23]+[.J223]+[.O223]" office:value-type="float" office:value="0.29956231" calcext:value-type="float">
            <text:p>0,299562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0056956" calcext:value-type="float">
            <text:p>0,10056956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24]+[.J224]+[.O224]" office:value-type="float" office:value="0.30056956" calcext:value-type="float">
            <text:p>0,300569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0056956" calcext:value-type="float">
            <text:p>0,10056956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25]+[.J225]+[.O225]" office:value-type="float" office:value="0.30056956" calcext:value-type="float">
            <text:p>0,300569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9978656" calcext:value-type="float">
            <text:p>0,09978656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26]+[.J226]+[.O226]" office:value-type="float" office:value="0.29978656" calcext:value-type="float">
            <text:p>0,299786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008361" calcext:value-type="float">
            <text:p>0,100836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27]+[.J227]+[.O227]" office:value-type="float" office:value="0.3008361" calcext:value-type="float">
            <text:p>0,30083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008361" calcext:value-type="float">
            <text:p>0,100836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28]+[.J228]+[.O228]" office:value-type="float" office:value="0.3008361" calcext:value-type="float">
            <text:p>0,30083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0016892" calcext:value-type="float">
            <text:p>0,1001689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29]+[.J229]+[.O229]" office:value-type="float" office:value="0.30016892" calcext:value-type="float">
            <text:p>0,300168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0016892" calcext:value-type="float">
            <text:p>0,1001689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30]+[.J230]+[.O230]" office:value-type="float" office:value="0.30016892" calcext:value-type="float">
            <text:p>0,300168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0016892" calcext:value-type="float">
            <text:p>0,1001689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31]+[.J231]+[.O231]" office:value-type="float" office:value="0.30016892" calcext:value-type="float">
            <text:p>0,300168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0040907" calcext:value-type="float">
            <text:p>0,10040907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32]+[.J232]+[.O232]" office:value-type="float" office:value="0.30040907" calcext:value-type="float">
            <text:p>0,300409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0040907" calcext:value-type="float">
            <text:p>0,10040907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33]+[.J233]+[.O233]" office:value-type="float" office:value="0.30040907" calcext:value-type="float">
            <text:p>0,300409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0040907" calcext:value-type="float">
            <text:p>0,10040907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34]+[.J234]+[.O234]" office:value-type="float" office:value="0.30040907" calcext:value-type="float">
            <text:p>0,300409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09966192" calcext:value-type="float">
            <text:p>0,0996619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35]+[.J235]+[.O235]" office:value-type="float" office:value="0.29966192" calcext:value-type="float">
            <text:p>0,299661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0067018" calcext:value-type="float">
            <text:p>0,10067018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36]+[.J236]+[.O236]" office:value-type="float" office:value="0.30067018" calcext:value-type="float">
            <text:p>0,30067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0067018" calcext:value-type="float">
            <text:p>0,10067018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37]+[.J237]+[.O237]" office:value-type="float" office:value="0.30067018" calcext:value-type="float">
            <text:p>0,30067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9988629" calcext:value-type="float">
            <text:p>0,09988629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38]+[.J238]+[.O238]" office:value-type="float" office:value="0.29988629" calcext:value-type="float">
            <text:p>0,299886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0093699" calcext:value-type="float">
            <text:p>0,10093699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39]+[.J239]+[.O239]" office:value-type="float" office:value="0.30093699" calcext:value-type="float">
            <text:p>0,300936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0093699" calcext:value-type="float">
            <text:p>0,10093699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40]+[.J240]+[.O240]" office:value-type="float" office:value="0.30093699" calcext:value-type="float">
            <text:p>0,300936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0530533" calcext:value-type="float">
            <text:p>0,10530533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08684661" calcext:value-type="float">
            <text:p>0,08684661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0883336" calcext:value-type="float">
            <text:p>0,0883336</text:p>
          </table:table-cell>
          <table:table-cell/>
          <table:table-cell table:formula="of:=[.E241]+[.J241]+[.O241]" office:value-type="float" office:value="0.28048554" calcext:value-type="float">
            <text:p>0,280485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0586582" calcext:value-type="float">
            <text:p>0,10586582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08703232" calcext:value-type="float">
            <text:p>0,08703232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09165574" calcext:value-type="float">
            <text:p>0,09165574</text:p>
          </table:table-cell>
          <table:table-cell/>
          <table:table-cell table:formula="of:=[.E242]+[.J242]+[.O242]" office:value-type="float" office:value="0.28455388" calcext:value-type="float">
            <text:p>0,284553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0267496" calcext:value-type="float">
            <text:p>0,10267496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08804266" calcext:value-type="float">
            <text:p>0,08804266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09192146" calcext:value-type="float">
            <text:p>0,09192146</text:p>
          </table:table-cell>
          <table:table-cell/>
          <table:table-cell table:formula="of:=[.E243]+[.J243]+[.O243]" office:value-type="float" office:value="0.28263908" calcext:value-type="float">
            <text:p>0,282639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0067709" calcext:value-type="float">
            <text:p>0,10067709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08889562" calcext:value-type="float">
            <text:p>0,08889562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09212901" calcext:value-type="float">
            <text:p>0,09212901</text:p>
          </table:table-cell>
          <table:table-cell/>
          <table:table-cell table:formula="of:=[.E244]+[.J244]+[.O244]" office:value-type="float" office:value="0.28170172" calcext:value-type="float">
            <text:p>0,281701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0323817" calcext:value-type="float">
            <text:p>0,10323817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08119189" calcext:value-type="float">
            <text:p>0,08119189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09909967" calcext:value-type="float">
            <text:p>0,09909967</text:p>
          </table:table-cell>
          <table:table-cell/>
          <table:table-cell table:formula="of:=[.E245]+[.J245]+[.O245]" office:value-type="float" office:value="0.28352973" calcext:value-type="float">
            <text:p>0,283529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0820233" calcext:value-type="float">
            <text:p>0,10820233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08261507" calcext:value-type="float">
            <text:p>0,08261507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09499167" calcext:value-type="float">
            <text:p>0,09499167</text:p>
          </table:table-cell>
          <table:table-cell/>
          <table:table-cell table:formula="of:=[.E246]+[.J246]+[.O246]" office:value-type="float" office:value="0.28580907" calcext:value-type="float">
            <text:p>0,285809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09295388" calcext:value-type="float">
            <text:p>0,09295388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08177057" calcext:value-type="float">
            <text:p>0,08177057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08108022" calcext:value-type="float">
            <text:p>0,08108022</text:p>
          </table:table-cell>
          <table:table-cell/>
          <table:table-cell table:formula="of:=[.E247]+[.J247]+[.O247]" office:value-type="float" office:value="0.25580467" calcext:value-type="float">
            <text:p>0,255804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0442075" calcext:value-type="float">
            <text:p>0,10442075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07993118" calcext:value-type="float">
            <text:p>0,07993118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09358486" calcext:value-type="float">
            <text:p>0,09358486</text:p>
          </table:table-cell>
          <table:table-cell/>
          <table:table-cell table:formula="of:=[.E248]+[.J248]+[.O248]" office:value-type="float" office:value="0.27793679" calcext:value-type="float">
            <text:p>0,277936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0511753" calcext:value-type="float">
            <text:p>0,10511753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08294345" calcext:value-type="float">
            <text:p>0,08294345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09187956" calcext:value-type="float">
            <text:p>0,09187956</text:p>
          </table:table-cell>
          <table:table-cell/>
          <table:table-cell table:formula="of:=[.E249]+[.J249]+[.O249]" office:value-type="float" office:value="0.27994054" calcext:value-type="float">
            <text:p>0,279940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6886799" calcext:value-type="float">
            <text:p>0,06886799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5118155" calcext:value-type="float">
            <text:p>0,05118155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6303904" calcext:value-type="float">
            <text:p>0,06303904</text:p>
          </table:table-cell>
          <table:table-cell/>
          <table:table-cell table:formula="of:=[.E250]+[.J250]+[.O250]" office:value-type="float" office:value="0.18308858" calcext:value-type="float">
            <text:p>0,183088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09954629" calcext:value-type="float">
            <text:p>0,09954629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08128043" calcext:value-type="float">
            <text:p>0,08128043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09079247" calcext:value-type="float">
            <text:p>0,09079247</text:p>
          </table:table-cell>
          <table:table-cell/>
          <table:table-cell table:formula="of:=[.E251]+[.J251]+[.O251]" office:value-type="float" office:value="0.27161919" calcext:value-type="float">
            <text:p>0,271619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0102729" calcext:value-type="float">
            <text:p>0,10102729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08383501" calcext:value-type="float">
            <text:p>0,08383501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09430193" calcext:value-type="float">
            <text:p>0,09430193</text:p>
          </table:table-cell>
          <table:table-cell/>
          <table:table-cell table:formula="of:=[.E252]+[.J252]+[.O252]" office:value-type="float" office:value="0.27916423" calcext:value-type="float">
            <text:p>0,279164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0485466" calcext:value-type="float">
            <text:p>0,10485466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09683711" calcext:value-type="float">
            <text:p>0,09683711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09650473" calcext:value-type="float">
            <text:p>0,09650473</text:p>
          </table:table-cell>
          <table:table-cell/>
          <table:table-cell table:formula="of:=[.E253]+[.J253]+[.O253]" office:value-type="float" office:value="0.2981965" calcext:value-type="float">
            <text:p>0,29819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0655725" calcext:value-type="float">
            <text:p>0,10655725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09369129" calcext:value-type="float">
            <text:p>0,09369129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010771" calcext:value-type="float">
            <text:p>0,1010771</text:p>
          </table:table-cell>
          <table:table-cell/>
          <table:table-cell table:formula="of:=[.E254]+[.J254]+[.O254]" office:value-type="float" office:value="0.30132564" calcext:value-type="float">
            <text:p>0,301325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0509421" calcext:value-type="float">
            <text:p>0,10509421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0047251" calcext:value-type="float">
            <text:p>0,10047251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0224041" calcext:value-type="float">
            <text:p>0,10224041</text:p>
          </table:table-cell>
          <table:table-cell/>
          <table:table-cell table:formula="of:=[.E255]+[.J255]+[.O255]" office:value-type="float" office:value="0.30780713" calcext:value-type="float">
            <text:p>0,307807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0367177" calcext:value-type="float">
            <text:p>0,10367177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0189495" calcext:value-type="float">
            <text:p>0,10189495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09732847" calcext:value-type="float">
            <text:p>0,09732847</text:p>
          </table:table-cell>
          <table:table-cell/>
          <table:table-cell table:formula="of:=[.E256]+[.J256]+[.O256]" office:value-type="float" office:value="0.30289519" calcext:value-type="float">
            <text:p>0,302895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0730551" calcext:value-type="float">
            <text:p>0,10730551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09699809" calcext:value-type="float">
            <text:p>0,09699809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0471521" calcext:value-type="float">
            <text:p>0,10471521</text:p>
          </table:table-cell>
          <table:table-cell/>
          <table:table-cell table:formula="of:=[.E257]+[.J257]+[.O257]" office:value-type="float" office:value="0.30901881" calcext:value-type="float">
            <text:p>0,309018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0549658" calcext:value-type="float">
            <text:p>0,10549658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0000436" calcext:value-type="float">
            <text:p>0,10000436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0459315" calcext:value-type="float">
            <text:p>0,10459315</text:p>
          </table:table-cell>
          <table:table-cell/>
          <table:table-cell table:formula="of:=[.E258]+[.J258]+[.O258]" office:value-type="float" office:value="0.31009409" calcext:value-type="float">
            <text:p>0,310094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5" calcext:value-type="float">
            <text:p>-0,5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09788045" calcext:value-type="float">
            <text:p>0,09788045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09890674" calcext:value-type="float">
            <text:p>0,09890674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09745906" calcext:value-type="float">
            <text:p>0,09745906</text:p>
          </table:table-cell>
          <table:table-cell/>
          <table:table-cell table:formula="of:=[.E259]+[.J259]+[.O259]" office:value-type="float" office:value="0.29424625" calcext:value-type="float">
            <text:p>0,294246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5" calcext:value-type="float">
            <text:p>-0,5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0000503" calcext:value-type="float">
            <text:p>0,10000503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0232919" calcext:value-type="float">
            <text:p>0,10232919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0115179" calcext:value-type="float">
            <text:p>0,10115179</text:p>
          </table:table-cell>
          <table:table-cell/>
          <table:table-cell table:formula="of:=[.E260]+[.J260]+[.O260]" office:value-type="float" office:value="0.30348601" calcext:value-type="float">
            <text:p>0,303486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5" calcext:value-type="float">
            <text:p>-0,5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0000326" calcext:value-type="float">
            <text:p>0,10000326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09981988" calcext:value-type="float">
            <text:p>0,09981988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0233246" calcext:value-type="float">
            <text:p>0,10233246</text:p>
          </table:table-cell>
          <table:table-cell/>
          <table:table-cell table:formula="of:=[.E261]+[.J261]+[.O261]" office:value-type="float" office:value="0.3021556" calcext:value-type="float">
            <text:p>0,30215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943941" calcext:value-type="float">
            <text:p>0,0943941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9353824" calcext:value-type="float">
            <text:p>0,09353824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9641045" calcext:value-type="float">
            <text:p>0,09641045</text:p>
          </table:table-cell>
          <table:table-cell/>
          <table:table-cell table:formula="of:=[.E262]+[.J262]+[.O262]" office:value-type="float" office:value="0.28434279" calcext:value-type="float">
            <text:p>0,284342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0112306" calcext:value-type="float">
            <text:p>0,10112306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09533309" calcext:value-type="float">
            <text:p>0,09533309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0033918" calcext:value-type="float">
            <text:p>0,10033918</text:p>
          </table:table-cell>
          <table:table-cell/>
          <table:table-cell table:formula="of:=[.E263]+[.J263]+[.O263]" office:value-type="float" office:value="0.29679533" calcext:value-type="float">
            <text:p>0,296795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09925087" calcext:value-type="float">
            <text:p>0,09925087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0914735" calcext:value-type="float">
            <text:p>0,0914735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09938517" calcext:value-type="float">
            <text:p>0,09938517</text:p>
          </table:table-cell>
          <table:table-cell/>
          <table:table-cell table:formula="of:=[.E264]+[.J264]+[.O264]" office:value-type="float" office:value="0.29010954" calcext:value-type="float">
            <text:p>0,290109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017944" calcext:value-type="float">
            <text:p>0,101794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09981062" calcext:value-type="float">
            <text:p>0,0998106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09925177" calcext:value-type="float">
            <text:p>0,09925177</text:p>
          </table:table-cell>
          <table:table-cell/>
          <table:table-cell table:formula="of:=[.E265]+[.J265]+[.O265]" office:value-type="float" office:value="0.30085679" calcext:value-type="float">
            <text:p>0,300856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017944" calcext:value-type="float">
            <text:p>0,101794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09900268" calcext:value-type="float">
            <text:p>0,09900268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001583" calcext:value-type="float">
            <text:p>0,1001583</text:p>
          </table:table-cell>
          <table:table-cell/>
          <table:table-cell table:formula="of:=[.E266]+[.J266]+[.O266]" office:value-type="float" office:value="0.30095538" calcext:value-type="float">
            <text:p>0,300955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017944" calcext:value-type="float">
            <text:p>0,101794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0070366" calcext:value-type="float">
            <text:p>0,1007036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001583" calcext:value-type="float">
            <text:p>0,1001583</text:p>
          </table:table-cell>
          <table:table-cell/>
          <table:table-cell table:formula="of:=[.E267]+[.J267]+[.O267]" office:value-type="float" office:value="0.30265636" calcext:value-type="float">
            <text:p>0,302656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0121074" calcext:value-type="float">
            <text:p>0,1012107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09914715" calcext:value-type="float">
            <text:p>0,0991471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09998653" calcext:value-type="float">
            <text:p>0,09998653</text:p>
          </table:table-cell>
          <table:table-cell/>
          <table:table-cell table:formula="of:=[.E268]+[.J268]+[.O268]" office:value-type="float" office:value="0.30034442" calcext:value-type="float">
            <text:p>0,300344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038235" calcext:value-type="float">
            <text:p>0,103823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09979193" calcext:value-type="float">
            <text:p>0,0997919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0040465" calcext:value-type="float">
            <text:p>0,10040465</text:p>
          </table:table-cell>
          <table:table-cell/>
          <table:table-cell table:formula="of:=[.E269]+[.J269]+[.O269]" office:value-type="float" office:value="0.30402008" calcext:value-type="float">
            <text:p>0,304020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038235" calcext:value-type="float">
            <text:p>0,103823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09887058" calcext:value-type="float">
            <text:p>0,09887058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0040465" calcext:value-type="float">
            <text:p>0,10040465</text:p>
          </table:table-cell>
          <table:table-cell/>
          <table:table-cell table:formula="of:=[.E270]+[.J270]+[.O270]" office:value-type="float" office:value="0.30309873" calcext:value-type="float">
            <text:p>0,303098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09956334" calcext:value-type="float">
            <text:p>0,0995633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09980024" calcext:value-type="float">
            <text:p>0,0998002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09932829" calcext:value-type="float">
            <text:p>0,09932829</text:p>
          </table:table-cell>
          <table:table-cell/>
          <table:table-cell table:formula="of:=[.E271]+[.J271]+[.O271]" office:value-type="float" office:value="0.29869187" calcext:value-type="float">
            <text:p>0,298691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0337612" calcext:value-type="float">
            <text:p>0,1033761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09875786" calcext:value-type="float">
            <text:p>0,0987578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0987539" calcext:value-type="float">
            <text:p>0,0987539</text:p>
          </table:table-cell>
          <table:table-cell/>
          <table:table-cell table:formula="of:=[.E272]+[.J272]+[.O272]" office:value-type="float" office:value="0.30088788" calcext:value-type="float">
            <text:p>0,300887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0291881" calcext:value-type="float">
            <text:p>0,1029188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09976411" calcext:value-type="float">
            <text:p>0,0997641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0065061" calcext:value-type="float">
            <text:p>0,10065061</text:p>
          </table:table-cell>
          <table:table-cell/>
          <table:table-cell table:formula="of:=[.E273]+[.J273]+[.O273]" office:value-type="float" office:value="0.30333353" calcext:value-type="float">
            <text:p>0,303333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9886714" calcext:value-type="float">
            <text:p>0,0988671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9944574" calcext:value-type="float">
            <text:p>0,0994457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9961815" calcext:value-type="float">
            <text:p>0,09961815</text:p>
          </table:table-cell>
          <table:table-cell/>
          <table:table-cell table:formula="of:=[.E274]+[.J274]+[.O274]" office:value-type="float" office:value="0.29793103" calcext:value-type="float">
            <text:p>0,297931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036751" calcext:value-type="float">
            <text:p>0,103675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09639316" calcext:value-type="float">
            <text:p>0,0963931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09889354" calcext:value-type="float">
            <text:p>0,09889354</text:p>
          </table:table-cell>
          <table:table-cell/>
          <table:table-cell table:formula="of:=[.E275]+[.J275]+[.O275]" office:value-type="float" office:value="0.2989618" calcext:value-type="float">
            <text:p>0,29896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0269498" calcext:value-type="float">
            <text:p>0,10269498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09730371" calcext:value-type="float">
            <text:p>0,0973037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0091804" calcext:value-type="float">
            <text:p>0,10091804</text:p>
          </table:table-cell>
          <table:table-cell/>
          <table:table-cell table:formula="of:=[.E276]+[.J276]+[.O276]" office:value-type="float" office:value="0.30091673" calcext:value-type="float">
            <text:p>0,300916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0030499" calcext:value-type="float">
            <text:p>0,10030499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77]+[.J277]+[.O277]" office:value-type="float" office:value="0.30030499" calcext:value-type="float">
            <text:p>0,300304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0030499" calcext:value-type="float">
            <text:p>0,10030499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78]+[.J278]+[.O278]" office:value-type="float" office:value="0.30030499" calcext:value-type="float">
            <text:p>0,300304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0030499" calcext:value-type="float">
            <text:p>0,10030499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79]+[.J279]+[.O279]" office:value-type="float" office:value="0.30030499" calcext:value-type="float">
            <text:p>0,300304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0041994" calcext:value-type="float">
            <text:p>0,10041994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80]+[.J280]+[.O280]" office:value-type="float" office:value="0.30041994" calcext:value-type="float">
            <text:p>0,300419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0041994" calcext:value-type="float">
            <text:p>0,10041994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81]+[.J281]+[.O281]" office:value-type="float" office:value="0.30041994" calcext:value-type="float">
            <text:p>0,300419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0041994" calcext:value-type="float">
            <text:p>0,10041994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82]+[.J282]+[.O282]" office:value-type="float" office:value="0.30041994" calcext:value-type="float">
            <text:p>0,300419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09974731" calcext:value-type="float">
            <text:p>0,0997473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83]+[.J283]+[.O283]" office:value-type="float" office:value="0.29974731" calcext:value-type="float">
            <text:p>0,299747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0067473" calcext:value-type="float">
            <text:p>0,1006747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84]+[.J284]+[.O284]" office:value-type="float" office:value="0.30067473" calcext:value-type="float">
            <text:p>0,300674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0067473" calcext:value-type="float">
            <text:p>0,1006747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85]+[.J285]+[.O285]" office:value-type="float" office:value="0.30067473" calcext:value-type="float">
            <text:p>0,300674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9978948" calcext:value-type="float">
            <text:p>0,09978948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86]+[.J286]+[.O286]" office:value-type="float" office:value="0.29978948" calcext:value-type="float">
            <text:p>0,299789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0091861" calcext:value-type="float">
            <text:p>0,1009186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87]+[.J287]+[.O287]" office:value-type="float" office:value="0.30091861" calcext:value-type="float">
            <text:p>0,300918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0091861" calcext:value-type="float">
            <text:p>0,1009186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88]+[.J288]+[.O288]" office:value-type="float" office:value="0.30091861" calcext:value-type="float">
            <text:p>0,300918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0030499" calcext:value-type="float">
            <text:p>0,10030499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89]+[.J289]+[.O289]" office:value-type="float" office:value="0.30030499" calcext:value-type="float">
            <text:p>0,300304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0030499" calcext:value-type="float">
            <text:p>0,10030499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90]+[.J290]+[.O290]" office:value-type="float" office:value="0.30030499" calcext:value-type="float">
            <text:p>0,300304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0030499" calcext:value-type="float">
            <text:p>0,10030499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,2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91]+[.J291]+[.O291]" office:value-type="float" office:value="0.30030499" calcext:value-type="float">
            <text:p>0,300304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0041994" calcext:value-type="float">
            <text:p>0,10041994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92]+[.J292]+[.O292]" office:value-type="float" office:value="0.30041994" calcext:value-type="float">
            <text:p>0,300419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0041994" calcext:value-type="float">
            <text:p>0,10041994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93]+[.J293]+[.O293]" office:value-type="float" office:value="0.30041994" calcext:value-type="float">
            <text:p>0,300419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0041994" calcext:value-type="float">
            <text:p>0,10041994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94]+[.J294]+[.O294]" office:value-type="float" office:value="0.30041994" calcext:value-type="float">
            <text:p>0,300419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09974731" calcext:value-type="float">
            <text:p>0,0997473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95]+[.J295]+[.O295]" office:value-type="float" office:value="0.29974731" calcext:value-type="float">
            <text:p>0,299747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0067473" calcext:value-type="float">
            <text:p>0,10067473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96]+[.J296]+[.O296]" office:value-type="float" office:value="0.30067473" calcext:value-type="float">
            <text:p>0,300674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0067473" calcext:value-type="float">
            <text:p>0,10067473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,75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97]+[.J297]+[.O297]" office:value-type="float" office:value="0.30067473" calcext:value-type="float">
            <text:p>0,300674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9978948" calcext:value-type="float">
            <text:p>0,09978948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98]+[.J298]+[.O298]" office:value-type="float" office:value="0.29978948" calcext:value-type="float">
            <text:p>0,299789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0091861" calcext:value-type="float">
            <text:p>0,1009186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299]+[.J299]+[.O299]" office:value-type="float" office:value="0.30091861" calcext:value-type="float">
            <text:p>0,300918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0091861" calcext:value-type="float">
            <text:p>0,1009186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E300]+[.J300]+[.O300]" office:value-type="float" office:value="0.30091861" calcext:value-type="float">
            <text:p>0,300918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7T21:50:04.139664343</dc:date>
    <meta:editing-duration>PT6M39S</meta:editing-duration>
    <meta:editing-cycles>1</meta:editing-cycles>
    <meta:document-statistic meta:table-count="1" meta:cell-count="4200" meta:object-count="0"/>
    <meta:generator>LibreOffice/5.4.5.1$Linux_X86_64 LibreOffice_project/40m0$Build-1</meta:generator>
  </office:meta>
</office:document-meta>
</file>